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P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1])-6;4)" office:value-type="string" office:string-value="0x00A5" calcext:value-type="string">
            <text:p>0x00A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0:37:38.914228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6T21:06:00.431189164</dc:date>
    <meta:editing-duration>PT10H2S</meta:editing-duration>
    <meta:editing-cycles>21</meta:editing-cycles>
    <meta:generator>LibreOffice/24.2.4.2$Linux_X86_64 LibreOffice_project/420$Build-2</meta:generator>
    <meta:document-statistic meta:table-count="1" meta:cell-count="854" meta:object-count="0"/>
  </office:meta>
</office:document-meta>
</file>